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acca" officeooo:paragraph-rsid="0000acca"/>
    </style:style>
    <style:style style:name="P2" style:family="paragraph" style:parent-style-name="Standard">
      <style:text-properties fo:language="en" fo:country="US" officeooo:rsid="00282091" officeooo:paragraph-rsid="0001afc9"/>
    </style:style>
    <style:style style:name="P3" style:family="paragraph" style:parent-style-name="Standard">
      <style:text-properties fo:language="en" fo:country="US" officeooo:rsid="00101b06" officeooo:paragraph-rsid="0001afc9"/>
    </style:style>
    <style:style style:name="P4" style:family="paragraph" style:parent-style-name="Standard">
      <style:text-properties fo:language="en" fo:country="US" officeooo:rsid="0016e467" officeooo:paragraph-rsid="0001afc9"/>
    </style:style>
    <style:style style:name="P5" style:family="paragraph" style:parent-style-name="Standard">
      <style:text-properties fo:language="en" fo:country="US" officeooo:rsid="0009bf85" officeooo:paragraph-rsid="00030152"/>
    </style:style>
    <style:style style:name="P6" style:family="paragraph" style:parent-style-name="Standard">
      <style:text-properties fo:language="en" fo:country="US" officeooo:rsid="00158170" officeooo:paragraph-rsid="0004abce"/>
    </style:style>
    <style:style style:name="P7" style:family="paragraph" style:parent-style-name="Standard">
      <style:text-properties fo:language="en" fo:country="US" officeooo:rsid="00040bf5" officeooo:paragraph-rsid="0004abce"/>
    </style:style>
    <style:style style:name="P8" style:family="paragraph" style:parent-style-name="Standard">
      <style:text-properties fo:language="en" fo:country="US" officeooo:rsid="00040bf5" officeooo:paragraph-rsid="000633af"/>
    </style:style>
    <style:style style:name="P9" style:family="paragraph" style:parent-style-name="Standard">
      <style:text-properties fo:language="en" fo:country="US" officeooo:rsid="001c1951" officeooo:paragraph-rsid="000633af"/>
    </style:style>
    <style:style style:name="P10" style:family="paragraph" style:parent-style-name="Standard">
      <style:text-properties fo:language="en" fo:country="US" officeooo:rsid="0030c98f" officeooo:paragraph-rsid="000633af"/>
    </style:style>
    <style:style style:name="P11" style:family="paragraph" style:parent-style-name="Standard">
      <style:text-properties fo:language="en" fo:country="US" officeooo:rsid="003f4c84" officeooo:paragraph-rsid="00063800"/>
    </style:style>
    <style:style style:name="P12" style:family="paragraph" style:parent-style-name="Standard">
      <style:text-properties fo:language="en" fo:country="US" officeooo:rsid="0007aa1d" officeooo:paragraph-rsid="0007aa1d"/>
    </style:style>
    <style:style style:name="P13" style:family="paragraph" style:parent-style-name="Standard">
      <style:text-properties fo:language="en" fo:country="US" officeooo:rsid="001deae8" officeooo:paragraph-rsid="0009965b"/>
    </style:style>
    <style:style style:name="P14" style:family="paragraph" style:parent-style-name="Standard">
      <style:text-properties fo:language="en" fo:country="US" officeooo:rsid="00341ea1" officeooo:paragraph-rsid="0009965b"/>
    </style:style>
    <style:style style:name="P15" style:family="paragraph" style:parent-style-name="Standard">
      <style:text-properties fo:language="en" fo:country="US" officeooo:rsid="00341ea1" officeooo:paragraph-rsid="001b14b5"/>
    </style:style>
    <style:style style:name="P16" style:family="paragraph" style:parent-style-name="Standard">
      <style:text-properties fo:language="en" fo:country="US" officeooo:rsid="0008e7b3" officeooo:paragraph-rsid="000b000a"/>
    </style:style>
    <style:style style:name="P17" style:family="paragraph" style:parent-style-name="Standard">
      <style:text-properties fo:language="en" fo:country="US" officeooo:rsid="002fcf03" officeooo:paragraph-rsid="000ecee7"/>
    </style:style>
    <style:style style:name="P18" style:family="paragraph" style:parent-style-name="Standard">
      <style:text-properties fo:language="en" fo:country="US" officeooo:rsid="000ecee7" officeooo:paragraph-rsid="000ecee7"/>
    </style:style>
    <style:style style:name="P19" style:family="paragraph" style:parent-style-name="Standard">
      <style:text-properties fo:language="en" fo:country="US" officeooo:rsid="00109c94" officeooo:paragraph-rsid="00109c94"/>
    </style:style>
    <style:style style:name="P20" style:family="paragraph" style:parent-style-name="Standard">
      <style:text-properties fo:language="en" fo:country="US" officeooo:rsid="0017365a" officeooo:paragraph-rsid="0017365a"/>
    </style:style>
    <style:style style:name="P21" style:family="paragraph" style:parent-style-name="Standard">
      <style:text-properties fo:language="en" fo:country="US" officeooo:rsid="0018d1e3" officeooo:paragraph-rsid="0018d1e3"/>
    </style:style>
    <style:style style:name="P22" style:family="paragraph" style:parent-style-name="Standard">
      <style:text-properties officeooo:paragraph-rsid="0001afc9"/>
    </style:style>
    <style:style style:name="P23" style:family="paragraph" style:parent-style-name="Standard">
      <style:text-properties officeooo:paragraph-rsid="000633af"/>
    </style:style>
    <style:style style:name="P24" style:family="paragraph" style:parent-style-name="Standard">
      <style:text-properties officeooo:paragraph-rsid="00063800"/>
    </style:style>
    <style:style style:name="P25" style:family="paragraph" style:parent-style-name="Standard">
      <style:text-properties officeooo:paragraph-rsid="0007aa1d"/>
    </style:style>
    <style:style style:name="P26" style:family="paragraph" style:parent-style-name="Standard">
      <style:text-properties officeooo:paragraph-rsid="0009965b"/>
    </style:style>
    <style:style style:name="P27" style:family="paragraph" style:parent-style-name="Standard">
      <style:text-properties officeooo:paragraph-rsid="000ca4d4"/>
    </style:style>
    <style:style style:name="P28" style:family="paragraph" style:parent-style-name="Standard">
      <style:text-properties officeooo:rsid="000d2a87" officeooo:paragraph-rsid="000d2a87"/>
    </style:style>
    <style:style style:name="P29" style:family="paragraph" style:parent-style-name="Standard">
      <style:text-properties officeooo:paragraph-rsid="000ecee7"/>
    </style:style>
    <style:style style:name="P30" style:family="paragraph" style:parent-style-name="Standard">
      <style:text-properties officeooo:paragraph-rsid="0000acca"/>
    </style:style>
    <style:style style:name="T1" style:family="text">
      <style:text-properties officeooo:rsid="0000acca"/>
    </style:style>
    <style:style style:name="T2" style:family="text">
      <style:text-properties fo:font-weight="bold" officeooo:rsid="0000acca" style:font-weight-asian="bold" style:font-weight-complex="bold"/>
    </style:style>
    <style:style style:name="T3" style:family="text">
      <style:text-properties officeooo:rsid="0029c14c"/>
    </style:style>
    <style:style style:name="T4" style:family="text">
      <style:text-properties officeooo:rsid="0027cfe6"/>
    </style:style>
    <style:style style:name="T5" style:family="text">
      <style:text-properties officeooo:rsid="000be269"/>
    </style:style>
    <style:style style:name="T6" style:family="text">
      <style:text-properties officeooo:rsid="00030152"/>
    </style:style>
    <style:style style:name="T7" style:family="text">
      <style:text-properties officeooo:rsid="00039f92"/>
    </style:style>
    <style:style style:name="T8" style:family="text">
      <style:text-properties officeooo:rsid="001bc0d6"/>
    </style:style>
    <style:style style:name="T9" style:family="text">
      <style:text-properties officeooo:rsid="00144807"/>
    </style:style>
    <style:style style:name="T10" style:family="text">
      <style:text-properties officeooo:rsid="000c8391"/>
    </style:style>
    <style:style style:name="T11" style:family="text">
      <style:text-properties officeooo:rsid="000a3ed5"/>
    </style:style>
    <style:style style:name="T12" style:family="text">
      <style:text-properties officeooo:rsid="0009bf85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37486f"/>
    </style:style>
    <style:style style:name="T15" style:family="text">
      <style:text-properties fo:language="en" fo:country="US" officeooo:rsid="000633af"/>
    </style:style>
    <style:style style:name="T16" style:family="text">
      <style:text-properties fo:language="en" fo:country="US" officeooo:rsid="00416cf4"/>
    </style:style>
    <style:style style:name="T17" style:family="text">
      <style:text-properties fo:language="en" fo:country="US" officeooo:rsid="003f4c84"/>
    </style:style>
    <style:style style:name="T18" style:family="text">
      <style:text-properties fo:language="en" fo:country="US" officeooo:rsid="0006ccb7"/>
    </style:style>
    <style:style style:name="T19" style:family="text">
      <style:text-properties fo:language="en" fo:country="US" officeooo:rsid="0007aa1d"/>
    </style:style>
    <style:style style:name="T20" style:family="text">
      <style:text-properties fo:language="en" fo:country="US" officeooo:rsid="0009bf85"/>
    </style:style>
    <style:style style:name="T21" style:family="text">
      <style:text-properties fo:language="en" fo:country="US" officeooo:rsid="001cd5cf"/>
    </style:style>
    <style:style style:name="T22" style:family="text">
      <style:text-properties fo:language="en" fo:country="US" officeooo:rsid="0031654d"/>
    </style:style>
    <style:style style:name="T23" style:family="text">
      <style:text-properties fo:language="en" fo:country="US" officeooo:rsid="003cea6c"/>
    </style:style>
    <style:style style:name="T24" style:family="text">
      <style:text-properties fo:language="en" fo:country="US" officeooo:rsid="003ec65f"/>
    </style:style>
    <style:style style:name="T25" style:family="text">
      <style:text-properties fo:language="en" fo:country="US" officeooo:rsid="001deae8"/>
    </style:style>
    <style:style style:name="T26" style:family="text">
      <style:text-properties fo:language="en" fo:country="US" officeooo:rsid="003e9d1b"/>
    </style:style>
    <style:style style:name="T27" style:family="text">
      <style:text-properties fo:language="en" fo:country="US" officeooo:rsid="0012d1cc"/>
    </style:style>
    <style:style style:name="T28" style:family="text">
      <style:text-properties fo:language="en" fo:country="US" officeooo:rsid="000d6d42"/>
    </style:style>
    <style:style style:name="T29" style:family="text">
      <style:text-properties fo:language="en" fo:country="US" officeooo:rsid="0009965b"/>
    </style:style>
    <style:style style:name="T30" style:family="text">
      <style:text-properties fo:language="en" fo:country="US" officeooo:rsid="00332efa"/>
    </style:style>
    <style:style style:name="T31" style:family="text">
      <style:text-properties fo:language="en" fo:country="US" officeooo:rsid="000ca4d4"/>
    </style:style>
    <style:style style:name="T32" style:family="text">
      <style:text-properties fo:language="en" fo:country="US" officeooo:rsid="000f5375"/>
    </style:style>
    <style:style style:name="T33" style:family="text">
      <style:text-properties fo:language="en" fo:country="US" officeooo:rsid="000ecee7"/>
    </style:style>
    <style:style style:name="T34" style:family="text">
      <style:text-properties fo:language="en" fo:country="US" officeooo:rsid="000f2a8b"/>
    </style:style>
    <style:style style:name="T35" style:family="text">
      <style:text-properties fo:language="en" fo:country="US" officeooo:rsid="001a2ee1"/>
    </style:style>
    <style:style style:name="T36" style:family="text">
      <style:text-properties fo:language="en" fo:country="US" officeooo:rsid="00146f8e"/>
    </style:style>
    <style:style style:name="T37" style:family="text">
      <style:text-properties fo:language="en" fo:country="US" officeooo:rsid="0018d1e3"/>
    </style:style>
    <style:style style:name="T38" style:family="text">
      <style:text-properties fo:language="en" fo:country="US" officeooo:rsid="001992cd"/>
    </style:style>
    <style:style style:name="T39" style:family="text">
      <style:text-properties officeooo:rsid="0037486f"/>
    </style:style>
    <style:style style:name="T40" style:family="text">
      <style:text-properties officeooo:rsid="003ec65f"/>
    </style:style>
    <style:style style:name="T41" style:family="text">
      <style:text-properties officeooo:rsid="003cea6c"/>
    </style:style>
    <style:style style:name="T42" style:family="text">
      <style:text-properties officeooo:rsid="0035ed70"/>
    </style:style>
    <style:style style:name="T43" style:family="text">
      <style:text-properties officeooo:rsid="0009965b"/>
    </style:style>
    <style:style style:name="T44" style:family="text">
      <style:text-properties officeooo:rsid="000f5375"/>
    </style:style>
    <style:style style:name="T45" style:family="text">
      <style:text-properties officeooo:rsid="000b000a"/>
    </style:style>
    <style:style style:name="T46" style:family="text">
      <style:text-properties officeooo:rsid="0012978f"/>
    </style:style>
    <style:style style:name="T47" style:family="text">
      <style:text-properties officeooo:rsid="00168907"/>
    </style:style>
    <style:style style:name="T48" style:family="text">
      <style:text-properties officeooo:rsid="0018d1e3"/>
    </style:style>
    <style:style style:name="T49" style:family="text">
      <style:text-properties officeooo:rsid="001992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“<text:span text:style-name="T2">Lets Play</text:span><text:span text:style-name="T1">”</text:span></text:p>
      <text:p text:style-name="P30"><text:span text:style-name="T46">Tjitze</text:span><text:span text:style-name="T1"> de Boer</text:span></text:p>
      <text:p text:style-name="P1">Functioneel Ontwerp</text:p>
      <text:p text:style-name="P1"/>
      <text:p text:style-name="P3">The whole site has a mobile collapsed state and normal view.</text:p>
      <text:p text:style-name="P4"><text:span text:style-name="T4">Using b</text:span>ootstrap <text:span text:style-name="T4">to</text:span> sense the size of the browser window and collapses or expands the site appropriately.</text:p>
      <text:p text:style-name="P22"><text:span text:style-name="T35">The row of links </text:span><text:span text:style-name="T36">can</text:span><text:span text:style-name="T35"> collapse into a button on the top right that expands into a drop down menu when clicked. The style of the page becoming either more vertical or horizontal.</text:span></text:p>
      <text:p text:style-name="P2">The links to certain parts of the site <text:span text:style-name="T3">are</text:span> only <text:span text:style-name="T3">shown</text:span> if the user is logged in.</text:p>
      <text:p text:style-name="P2"/>
      <text:p text:style-name="P5"><text:span text:style-name="T5">Front</text:span> page <text:span text:style-name="T5">with a</text:span><text:span text:style-name="T7">n</text:span><text:span text:style-name="T5"> explanation of the site </text:span><text:span text:style-name="T6">that </text:span><text:span text:style-name="T7">also</text:span><text:span text:style-name="T6"> says if you’re logged in or not</text:span><text:span text:style-name="T5">. </text:span></text:p>
      <text:p text:style-name="P12">An info page with location and contact information of the club.</text:p>
      <text:p text:style-name="P5"/>
      <text:p text:style-name="P7"><text:span text:style-name="T9">A </text:span><text:span text:style-name="T10">registration</text:span> <text:span text:style-name="T11">page, check for valid email username password, create an account.</text:span></text:p>
      <text:p text:style-name="P21">This also creates a folder named after the user in which the images they upload are stored.</text:p>
      <text:p text:style-name="P6"><text:span text:style-name="T4">Display an e</text:span>rror if the input is <text:span text:style-name="T8">in</text:span>correct or if the required input is not there <text:span text:style-name="T8">or there is a duplicate entry.</text:span></text:p>
      <text:p text:style-name="P6"/>
      <text:p text:style-name="P8"><text:span text:style-name="T9">A L</text:span>ogin <text:span text:style-name="T12">Page with a field for email/username password and </text:span><text:span text:style-name="T47">login </text:span><text:span text:style-name="T12">button.</text:span></text:p>
      <text:p text:style-name="P9">A check if both fields are not empty and which can give an error alert.</text:p>
      <text:p text:style-name="P10">After a successful login you’re send back to the front page.</text:p>
      <text:p text:style-name="P23"><text:span text:style-name="T14">On </text:span><text:span text:style-name="T15">the Login</text:span><text:span text:style-name="T14"> </text:span><text:span text:style-name="T15">P</text:span><text:span text:style-name="T14">age there is also a link to a password reset </text:span><text:span text:style-name="T15">request</text:span><text:span text:style-name="T14"> page.</text:span></text:p>
      <text:p text:style-name="P23"><text:span text:style-name="T14"/></text:p>
      <text:p text:style-name="P24"><text:span text:style-name="T16">A</text:span><text:span text:style-name="T17"> Password Reset Page.</text:span></text:p>
      <text:p text:style-name="P11">A page with an email and submit button.</text:p>
      <text:p text:style-name="P11">When submit is clicked the email field is checked for a valid email.</text:p>
      <text:p text:style-name="P11">If there is no valid email an error is displayed.</text:p>
      <text:p text:style-name="P11">On a valid email there is a check if the email exists in the users database.</text:p>
      <text:p text:style-name="P11">If the email does not exist in the database an error is displayed.</text:p>
      <text:p text:style-name="P11">If the email exists in the database a temporary entry with a token is made in a password reset table and an email is send to th<text:span text:style-name="T47">is</text:span> email.</text:p>
      <text:p text:style-name="P11"><text:span text:style-name="T39">The email has a link to a page which verifies the token and where a new password can be set with a password and confirm password fields and a submit button.</text:span></text:p>
      <text:p text:style-name="P20"><text:span text:style-name="T39">T</text:span>his password field has the same checks as when a password is entered on the register page.</text:p>
      <text:p text:style-name="P2"/>
      <text:p text:style-name="P25"><text:span text:style-name="T18">Database, users, </text:span><text:span text:style-name="T19">Game</text:span><text:span text:style-name="T18"> </text:span><text:span text:style-name="T20">entries</text:span><text:span text:style-name="T18"> tied to users.</text:span></text:p>
      <text:p text:style-name="P25"><text:span text:style-name="T21">The </text:span><text:span text:style-name="T22">primary key</text:span><text:span text:style-name="T21"> of the </text:span><text:span text:style-name="T19">game</text:span><text:span text:style-name="T21"> in the database </text:span><text:span text:style-name="T22">will generated</text:span><text:span text:style-name="T21"> with the rest of the information tied to it.</text:span></text:p>
      <text:p text:style-name="P25"><text:span text:style-name="T23"/></text:p>
      <text:p text:style-name="P26"><text:span text:style-name="T27">An insert p</text:span><text:span text:style-name="T28">age to add a </text:span><text:span text:style-name="T29">game</text:span><text:span text:style-name="T28"> to the database under a certain title </text:span><text:span text:style-name="T29">and player count</text:span><text:span text:style-name="T28">.</text:span></text:p>
      <text:p text:style-name="P14">There are also optional fields <text:span text:style-name="T43">like how long a game takes</text:span> and <text:span text:style-name="T42">a way to upload an image</text:span>.</text:p>
      <text:p text:style-name="P15"><text:span text:style-name="T41">If an image is uploaded </text:span><text:span text:style-name="T49">it is put in</text:span><text:span text:style-name="T48"> </text:span><text:span text:style-name="T49">the users folder</text:span><text:span text:style-name="T41"> along with a</text:span><text:span text:style-name="T49">n</text:span><text:span text:style-name="T41"> entry the database will store the </text:span><text:span text:style-name="T40">name and</text:span><text:span text:style-name="T41"> location of that image.</text:span></text:p>
      <text:p text:style-name="P26"><text:span text:style-name="T25">A check if the required fields are filled in and</text:span><text:span text:style-name="T26"> check</text:span><text:span text:style-name="T29">s the</text:span><text:span text:style-name="T26"> title to see</text:span><text:span text:style-name="T25"> if the </text:span><text:span text:style-name="T26">entry</text:span><text:span text:style-name="T25"> is not a duplicate.</text:span></text:p>
      <text:p text:style-name="P13"><text:span text:style-name="T41">If the new entry checks out the new entry is added to the database under the logged in user.</text:span></text:p>
      <text:p text:style-name="P13"><text:span text:style-name="T23"/></text:p>
      <text:p text:style-name="P16"><text:span text:style-name="T44">A page with a s</text:span><text:span text:style-name="T41">earch bar </text:span><text:span text:style-name="T44">where you can enter text </text:span><text:span text:style-name="T45">and click a button to go to a page with search results.</text:span></text:p>
      <text:p text:style-name="P27"><text:span text:style-name="T30">The search results show both the </text:span><text:span text:style-name="T31">name of the game and the minimum amount of players.</text:span></text:p>
      <text:p text:style-name="P27"><text:span text:style-name="T31"/></text:p>
      <text:p text:style-name="P28"><text:span text:style-name="T13">Two browsing pages where you can see all for your own games or those owned by the club.</text:span></text:p>
      <text:p text:style-name="P28"><text:soft-page-break/><text:span text:style-name="T13"/></text:p>
      <text:p text:style-name="P28"><text:span text:style-name="T13"/></text:p>
      <text:p text:style-name="P29"><text:span text:style-name="T32">And if you click on </text:span><text:span text:style-name="T33">the name of game among the search</text:span><text:span text:style-name="T32"> result</text:span><text:span text:style-name="T33">s or the browsing pages</text:span><text:span text:style-name="T32"> there </text:span><text:span text:style-name="T33">it takes you to a page with </text:span><text:span text:style-name="T34">all</text:span><text:span text:style-name="T33"> the details and, if there is one, a picture.</text:span></text:p>
      <text:p text:style-name="P18">If it is the page of one of the games you own yourself you can click a button there to make a form appear where you can edit the information on that game or delete that entry.</text:p>
      <text:p text:style-name="P19">This form has similar error checking as the insert form.</text:p>
      <text:p text:style-name="P17"><text:span text:style-name="T1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03T12:10:29.384000000</meta:creation-date>
    <dc:date>2021-09-10T15:08:08.531000000</dc:date>
    <meta:editing-duration>P7DT2H47M15S</meta:editing-duration>
    <meta:editing-cycles>26</meta:editing-cycles>
    <meta:generator>LibreOffice/6.4.0.3$Windows_X86_64 LibreOffice_project/b0a288ab3d2d4774cb44b62f04d5d28733ac6df8</meta:generator>
    <meta:document-statistic meta:table-count="0" meta:image-count="0" meta:object-count="0" meta:page-count="2" meta:paragraph-count="38" meta:word-count="626" meta:character-count="3193" meta:non-whitespace-character-count="2604"/>
  </office:meta>
</office:document-meta>
</file>